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style:text-underline-style="none"/>
    </style:style>
    <style:style style:name="T14" style:family="text">
      <style:text-properties style:font-name="Times New Roman" fo:font-size="12pt" style:text-underline-style="none" style:font-size-asian="12pt" style:font-size-complex="12pt"/>
    </style:style>
    <style:style style:name="T15" style:family="text">
      <style:text-properties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Desert</text:p>
      <text:p text:style-name="P10"/>
      <text:p text:style-name="P12">Motocco</text:p>
      <text:p text:style-name="P11"><text:bookmark text:name="docs-internal-guid-3d5dc97c-432f-3251-b68b-b90dc295af40"/><text:span text:style-name="T9">Small swarming melee enemy with low health.</text:span> </text:p>
      <text:p text:style-name="P10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3"><text:s text:c="40"/>Damage: 5</text:p>
      <text:p text:style-name="P3"/>
      <text:p text:style-name="P3"><text:s text:c="40"/>Attack: </text:p>
      <text:p text:style-name="P1"><text:span text:style-name="T1"><text:s text:c="44"/></text:span><text:span text:style-name="T2">1.) Short range melee attack</text:span></text:p>
      <text:p text:style-name="P4"/>
      <text:p text:style-name="P4"/>
      <text:p text:style-name="P4"/>
      <text:p text:style-name="P4"/>
      <text:p text:style-name="P4"/>
      <text:p text:style-name="P12">Spitter</text:p>
      <text:p text:style-name="P2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13">Stationary turrety enemy who spits goo at its enemies.</text:span><text:bookmark text:name="docs-internal-guid-3d5dc97c-4330-a027-cf5a-29650f4b7e37"/><text:span text:style-name="T1"><text:line-break/></text:span></text:p>
      <text:p text:style-name="P4"/>
      <text:p text:style-name="P1"><text:s/><text:span text:style-name="T2"><text:s text:c="39"/></text:span><text:span text:style-name="T1">Health: 50</text:span></text:p>
      <text:p text:style-name="P3"><text:s text:c="41"/>Damage: 15</text:p>
      <text:p text:style-name="P3"/>
      <text:p text:style-name="P3"><text:s text:c="41"/>Attack: </text:p>
      <text:p text:style-name="P1"><text:span text:style-name="T1"><text:s text:c="43"/></text:span><text:span text:style-name="T2">1.) Spits a pattern of medium speed projectiles</text:span></text:p>
      <text:p text:style-name="P4"/>
      <text:p text:style-name="P4"/>
      <text:p text:style-name="P5"/>
      <text:p text:style-name="Standard"/>
      <text:p text:style-name="Standard"/>
      <text:p text:style-name="P12">Dabat</text:p>
      <text:p text:style-name="P2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14">Medium sized flying enemy who will drop or shoot acid at its enemies.</text:span><text:span text:style-name="T1"><text:line-break/></text:span></text:p>
      <text:p text:style-name="P4"/>
      <text:p text:style-name="P1"><text:s/><text:span text:style-name="T2"><text:s text:c="39"/></text:span><text:span text:style-name="T1">Health: 35</text:span></text:p>
      <text:p text:style-name="P3"><text:s text:c="41"/>Damage: 7</text:p>
      <text:p text:style-name="P3"/>
      <text:p text:style-name="P3"><text:s text:c="41"/>Attack: </text:p>
      <text:p text:style-name="P1"><text:span text:style-name="T1"><text:s text:c="43"/></text:span><text:span text:style-name="T2">1.) <text:s/>Slow moving goo ball that explodes on impact into patter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Cave</text:p>
      <text:p text:style-name="P9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11">Super Mole</text:span></text:p>
      <text:p text:style-name="P2"><text:s text:c="2"/>Enlarged version of the regular mole enemy. This enemy has more health and a ranged attack.</text:p>
      <text:p text:style-name="P1"><text:s/><text:span text:style-name="T2"><text:s text:c="38"/></text:span><text:span text:style-name="T1">Health:</text:span></text:p>
      <text:p text:style-name="P3"><text:s text:c="40"/>Damage:</text:p>
      <text:p text:style-name="P3"/>
      <text:p text:style-name="P3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4"/>
      <text:p text:style-name="P4"/>
      <text:p text:style-name="P4"/>
      <text:p text:style-name="P4"/>
      <text:p text:style-name="P13">Jumper</text:p>
      <text:p text:style-name="P2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2"/>
      <text:p text:style-name="P1"><text:s/><text:span text:style-name="T2"><text:s text:c="38"/></text:span><text:span text:style-name="T1">Health:</text:span></text:p>
      <text:p text:style-name="P3"><text:s text:c="40"/>Damage:</text:p>
      <text:p text:style-name="P3"/>
      <text:p text:style-name="P3"><text:s text:c="40"/>Attack: </text:p>
      <text:p text:style-name="P1"><text:span text:style-name="T1"><text:s text:c="44"/></text:span><text:span text:style-name="T2">1.) Jump in the air and release a patter of bullets in all directions</text:span></text:p>
      <text:p text:style-name="P4"/>
      <text:p text:style-name="P4"/>
      <text:p text:style-name="P4"/>
      <text:p text:style-name="P4"/>
      <text:p text:style-name="P10">Ruins</text:p>
      <text:p text:style-name="P4"/>
      <text:p text:style-name="P4"/>
      <text:p text:style-name="P13">Basic Commando</text:p>
      <text:p text:style-name="P2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</text:span></text:p>
      <text:p text:style-name="P3"><text:s text:c="40"/>Damage:</text:p>
      <text:p text:style-name="P3"/>
      <text:p text:style-name="P3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4"/>
      <text:p text:style-name="P4"/>
      <text:p text:style-name="P4"/>
      <text:p text:style-name="P4"/>
      <text:p text:style-name="P4"/>
      <text:p text:style-name="P4"/>
      <text:p text:style-name="P13">Advanced Commando</text:p>
      <text:p text:style-name="P4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3"><text:s text:c="40"/>Damage:</text:p>
      <text:p text:style-name="P3"/>
      <text:p text:style-name="P3"><text:s text:c="40"/>Attack: </text:p>
      <text:p text:style-name="P1"><text:span text:style-name="T1"><text:s text:c="44"/></text:span><text:span text:style-name="T2">1.) Shoots a pattern of spiraling bullets</text:span></text:p>
      <text:p text:style-name="P4"/>
      <text:p text:style-name="P4"><text:soft-page-break/></text:p>
      <text:p text:style-name="P4"/>
      <text:p text:style-name="P13">Heavy Commando</text:p>
      <text:p text:style-name="P2">A heavily armed and armored soldier. Has high health and damage. </text:p>
      <text:p text:style-name="P4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3"><text:s text:c="40"/>Damage:</text:p>
      <text:p text:style-name="P3"/>
      <text:p text:style-name="P3"><text:s text:c="40"/>Attack: </text:p>
      <text:p text:style-name="P1"><text:span text:style-name="T1"><text:s text:c="44"/></text:span><text:span text:style-name="T2">1.) Shoots slow homing missil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triple burst - three quick shots in a line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1S</meta:editing-duration>
    <meta:editing-cycles>5</meta:editing-cycles>
    <meta:generator>OpenOffice.org/3.4.1$Win32 OpenOffice.org_project/341m1$Build-9593</meta:generator>
    <dc:date>2013-11-10T13:13:38.97</dc:date>
    <meta:document-statistic meta:table-count="0" meta:image-count="8" meta:object-count="0" meta:page-count="3" meta:paragraph-count="61" meta:word-count="281" meta:character-count="2935"/>
    <meta:user-defined meta:name="Info 1"/>
    <meta:user-defined meta:name="Info 2"/>
    <meta:user-defined meta:name="Info 3"/>
    <meta:user-defined meta:name="Info 4"/>
  </office:meta>
</office:document-meta>
</file>